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4d8" officeooo:paragraph-rsid="000b84d8"/>
    </style:style>
    <style:style style:name="P2" style:family="paragraph" style:parent-style-name="Standard">
      <style:text-properties officeooo:rsid="000c5c4f" officeooo:paragraph-rsid="000c5c4f"/>
    </style:style>
    <style:style style:name="T1" style:family="text">
      <style:text-properties officeooo:rsid="000ba2e4"/>
    </style:style>
    <style:style style:name="T2" style:family="text">
      <style:text-properties officeooo:rsid="000c5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ing to push limits <text:span text:style-name="T1">hvhfhfhf</text:span></text:p>
      <text:p text:style-name="P1"/>
      <text:p text:style-name="P1"/>
      <text:p text:style-name="P1"/>
      <text:p text:style-name="P1">;<text:span text:style-name="T2">jihufyfjtdtd</text:span></text:p>
      <text:p text:style-name="P2">gyftydtfj</text:p>
      <text:p text:style-name="P2">hughugfuyg</text:p>
      <text:p text:style-name="P2">lojj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06:52:02.785811639</meta:creation-date>
    <dc:date>2023-05-23T08:35:17.939954277</dc:date>
    <meta:editing-duration>PT1M2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9" meta:character-count="66" meta:non-whitespace-character-count="62"/>
  </office:meta>
</office:document-meta>
</file>